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ccccc" draw:marker-start="" draw:marker-start-width="0.3cm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b80047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svg:stroke-width="0.051cm" draw:marker-start="Symmetric_20_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22pt" style:font-size-asian="18pt" style:font-size-complex="18pt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13.192cm" svg:x2="14.716cm" svg:y2="13.192cm">
          <text:p/>
        </draw:line>
        <draw:circle draw:style-name="gr2" draw:text-style-name="P1" draw:layer="layout" svg:width="0.254cm" svg:height="0.254cm" svg:x="13.571cm" svg:y="13.073cm">
          <text:p/>
        </draw:circle>
        <draw:circle draw:style-name="gr3" draw:text-style-name="P1" draw:layer="layout" svg:width="10.16cm" svg:height="10.16cm" svg:x="3.54cm" svg:y="8.112cm">
          <text:p/>
        </draw:circle>
        <draw:line draw:style-name="gr1" draw:text-style-name="P1" draw:layer="layout" svg:x1="8.62cm" svg:y1="7.096cm" svg:x2="8.62cm" svg:y2="19.288cm">
          <text:p/>
        </draw:line>
        <draw:circle draw:style-name="gr4" draw:text-style-name="P1" draw:layer="layout" svg:width="0.001cm" svg:height="0.001cm" svg:x="12.176cm" svg:y="8.112cm">
          <text:p/>
        </draw:circle>
        <draw:frame draw:style-name="gr5" draw:text-style-name="P2" draw:layer="layout" svg:width="2.314cm" svg:height="1.115cm" svg:x="13.684cm" svg:y="12.15cm">
          <draw:text-box>
            <text:p text:style-name="P2">(1, 0)</text:p>
          </draw:text-box>
        </draw:frame>
        <draw:line draw:style-name="gr6" draw:text-style-name="P1" draw:layer="layout" svg:x1="8.62cm" svg:y1="13.192cm" svg:x2="13.7cm" svg:y2="13.192cm">
          <text:p/>
        </draw:line>
        <draw:frame draw:style-name="gr7" draw:text-style-name="P2" draw:layer="layout" svg:width="1.27cm" svg:height="1.115cm" svg:x="9.128cm" svg:y="12.077cm">
          <draw:text-box>
            <text:p text:style-name="P2"><text:span text:style-name="T1">Ɵ</text:span></text:p>
          </draw:text-box>
        </draw:frame>
        <draw:circle draw:style-name="gr2" draw:text-style-name="P1" draw:layer="layout" svg:width="0.254cm" svg:height="0.254cm" svg:x="11.254cm" svg:y="8.815cm">
          <text:p/>
        </draw:circle>
        <draw:line draw:style-name="gr6" draw:text-style-name="P1" draw:layer="layout" svg:x1="8.62cm" svg:y1="13.192cm" svg:x2="11.384cm" svg:y2="8.936cm">
          <text:p/>
        </draw:line>
        <draw:circle draw:style-name="gr8" draw:text-style-name="P3" draw:layer="layout" svg:width="8.128cm" svg:height="8.128cm" svg:x="4.556cm" svg:y="9.128cm" draw:kind="arc" draw:start-angle="359.9" draw:end-angle="56.92">
          <text:p/>
        </draw:circle>
        <draw:frame draw:style-name="gr5" draw:text-style-name="P2" draw:layer="layout" svg:width="5.074cm" svg:height="1.115cm" svg:x="10.745cm" svg:y="7.652cm">
          <draw:text-box>
            <text:p text:style-name="P2">(cos <text:span text:style-name="T2">Ɵ, sinƟ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8-23T20:49:35.67</meta:creation-date>
    <dc:date>2013-08-23T21:30:07.98</dc:date>
    <meta:editing-duration>PT00H09M00S</meta:editing-duration>
    <meta:editing-cycles>1</meta:editing-cycles>
    <meta:generator>OpenOffice.org/3.2$Win32 OpenOffice.org_project/320m18$Build-9502</meta:generator>
    <meta:document-statistic meta:object-count="12"/>
  </office:meta>
</office:document-meta>
</file>